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onsolas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3d684" officeooo:paragraph-rsid="004deb0d"/>
    </style:style>
    <style:style style:name="P2" style:family="paragraph" style:parent-style-name="Text_20_body">
      <style:text-properties officeooo:rsid="0037047d" officeooo:paragraph-rsid="0037047d"/>
    </style:style>
    <style:style style:name="P3" style:family="paragraph" style:parent-style-name="Text_20_body">
      <style:text-properties officeooo:rsid="0037047d" officeooo:paragraph-rsid="00381b82"/>
    </style:style>
    <style:style style:name="P4" style:family="paragraph" style:parent-style-name="Text_20_body">
      <style:text-properties officeooo:rsid="0037047d" officeooo:paragraph-rsid="003a22cc"/>
    </style:style>
    <style:style style:name="P5" style:family="paragraph" style:parent-style-name="Text_20_body">
      <style:text-properties officeooo:rsid="001e3346" officeooo:paragraph-rsid="001e3346"/>
    </style:style>
    <style:style style:name="P6" style:family="paragraph" style:parent-style-name="Text_20_body">
      <style:text-properties officeooo:rsid="003ad5eb" officeooo:paragraph-rsid="00646ed4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8" style:family="paragraph" style:parent-style-name="Standard">
      <style:text-properties officeooo:rsid="001e3346" officeooo:paragraph-rsid="001e3346"/>
    </style:style>
    <style:style style:name="P9" style:family="paragraph" style:parent-style-name="Text_20_body">
      <style:text-properties officeooo:rsid="0037047d" officeooo:paragraph-rsid="00667cf9"/>
    </style:style>
    <style:style style:name="P10" style:family="paragraph" style:parent-style-name="Text_20_body">
      <style:text-properties officeooo:rsid="0037047d" officeooo:paragraph-rsid="00729424"/>
    </style:style>
    <style:style style:name="P11" style:family="paragraph" style:parent-style-name="Text_20_body">
      <style:text-properties officeooo:rsid="00667cf9" officeooo:paragraph-rsid="00667cf9"/>
    </style:style>
    <style:style style:name="P12" style:family="paragraph" style:parent-style-name="Text_20_body">
      <style:text-properties officeooo:rsid="00686b1f" officeooo:paragraph-rsid="00686b1f"/>
    </style:style>
    <style:style style:name="P13" style:family="paragraph" style:parent-style-name="Text_20_body">
      <style:text-properties officeooo:rsid="0069ccda" officeooo:paragraph-rsid="0069ccda"/>
    </style:style>
    <style:style style:name="P14" style:family="paragraph" style:parent-style-name="Text_20_body">
      <style:text-properties officeooo:rsid="00469fe2" officeooo:paragraph-rsid="00729424"/>
    </style:style>
    <style:style style:name="P15" style:family="paragraph" style:parent-style-name="Text_20_body">
      <style:text-properties officeooo:rsid="00469fe2" officeooo:paragraph-rsid="0073ea42"/>
    </style:style>
    <style:style style:name="P16" style:family="paragraph" style:parent-style-name="Text_20_body">
      <style:text-properties officeooo:paragraph-rsid="005b7805"/>
    </style:style>
    <style:style style:name="P17" style:family="paragraph" style:parent-style-name="Text_20_body">
      <style:text-properties officeooo:paragraph-rsid="006bce06"/>
    </style:style>
    <style:style style:name="P18" style:family="paragraph" style:parent-style-name="Text_20_body">
      <style:text-properties officeooo:rsid="006e9800" officeooo:paragraph-rsid="006e9800"/>
    </style:style>
    <style:style style:name="P19" style:family="paragraph" style:parent-style-name="Text_20_body">
      <style:text-properties officeooo:rsid="006f44d8" officeooo:paragraph-rsid="006f44d8"/>
    </style:style>
    <style:style style:name="P20" style:family="paragraph" style:parent-style-name="Text_20_body">
      <style:text-properties officeooo:paragraph-rsid="0070ceda"/>
    </style:style>
    <style:style style:name="P21" style:family="paragraph" style:parent-style-name="Text_20_body">
      <style:text-properties officeooo:rsid="0070ceda" officeooo:paragraph-rsid="0070ceda"/>
    </style:style>
    <style:style style:name="P22" style:family="paragraph" style:parent-style-name="Text_20_body">
      <style:text-properties officeooo:rsid="006432d9" officeooo:paragraph-rsid="00729424"/>
    </style:style>
    <style:style style:name="P23" style:family="paragraph" style:parent-style-name="Text_20_body">
      <style:text-properties officeooo:rsid="005421ec" officeooo:paragraph-rsid="00729424"/>
    </style:style>
    <style:style style:name="P24" style:family="paragraph" style:parent-style-name="Text_20_body">
      <style:text-properties officeooo:rsid="001e3346" officeooo:paragraph-rsid="00729424"/>
    </style:style>
    <style:style style:name="P25" style:family="paragraph" style:parent-style-name="Text_20_body">
      <style:text-properties officeooo:paragraph-rsid="00729424"/>
    </style:style>
    <style:style style:name="P26" style:family="paragraph" style:parent-style-name="Text_20_body">
      <style:text-properties officeooo:rsid="003ad5eb" officeooo:paragraph-rsid="00729424"/>
    </style:style>
    <style:style style:name="P27" style:family="paragraph" style:parent-style-name="Text_20_body">
      <style:text-properties officeooo:rsid="0033d684" officeooo:paragraph-rsid="00729424"/>
    </style:style>
    <style:style style:name="P28" style:family="paragraph" style:parent-style-name="Heading_20_2">
      <style:text-properties officeooo:rsid="0061957c"/>
    </style:style>
    <style:style style:name="P29" style:family="paragraph" style:parent-style-name="Heading_20_3">
      <style:text-properties officeooo:paragraph-rsid="0069ccda"/>
    </style:style>
    <style:style style:name="P30" style:family="paragraph" style:parent-style-name="Heading_20_3">
      <style:text-properties officeooo:paragraph-rsid="006f44d8"/>
    </style:style>
    <style:style style:name="P31" style:family="paragraph" style:parent-style-name="Heading_20_3">
      <style:text-properties officeooo:rsid="00686b1f" officeooo:paragraph-rsid="0070ceda"/>
    </style:style>
    <style:style style:name="P32" style:family="paragraph" style:parent-style-name="Preformatted_20_Text">
      <style:text-properties officeooo:rsid="001e3346" officeooo:paragraph-rsid="001e3346"/>
    </style:style>
    <style:style style:name="P33" style:family="paragraph" style:parent-style-name="Preformatted_20_Text">
      <style:text-properties officeooo:rsid="0069ccda" officeooo:paragraph-rsid="0069ccda"/>
    </style:style>
    <style:style style:name="P34" style:family="paragraph" style:parent-style-name="Preformatted_20_Text">
      <style:text-properties officeooo:rsid="006e9800" officeooo:paragraph-rsid="006e9800"/>
    </style:style>
    <style:style style:name="P35" style:family="paragraph" style:parent-style-name="Preformatted_20_Text">
      <style:text-properties officeooo:paragraph-rsid="0070ceda"/>
    </style:style>
    <style:style style:name="P36" style:family="paragraph" style:parent-style-name="Preformatted_20_Text">
      <style:text-properties officeooo:rsid="0037047d" officeooo:paragraph-rsid="00667cf9"/>
    </style:style>
    <style:style style:name="P37" style:family="paragraph" style:parent-style-name="Preformatted_20_Text">
      <style:text-properties officeooo:rsid="0070ceda" officeooo:paragraph-rsid="0070ceda"/>
    </style:style>
    <style:style style:name="P38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3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41" style:family="paragraph" style:parent-style-name="Preformatted_20_Text">
      <style:paragraph-properties fo:margin-left="0.5in" fo:margin-right="0in" fo:text-indent="0in" style:auto-text-indent="false"/>
      <style:text-properties officeooo:paragraph-rsid="00729424"/>
    </style:style>
    <style:style style:name="T1" style:family="text">
      <style:text-properties officeooo:rsid="003df324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9.5pt" fo:background-color="#ffffff" loext:char-shading-value="0" style:font-size-asian="9.5pt"/>
    </style:style>
    <style:style style:name="T4" style:family="text">
      <style:text-properties officeooo:rsid="0051ba19"/>
    </style:style>
    <style:style style:name="T5" style:family="text">
      <style:text-properties officeooo:rsid="0054d80f"/>
    </style:style>
    <style:style style:name="T6" style:family="text">
      <style:text-properties fo:font-style="italic" officeooo:rsid="0054d80f" style:font-style-asian="italic" style:font-style-complex="italic"/>
    </style:style>
    <style:style style:name="T7" style:family="text">
      <style:text-properties fo:font-style="italic" officeooo:rsid="0069a7b6" style:font-style-asian="italic" style:font-style-complex="italic"/>
    </style:style>
    <style:style style:name="T8" style:family="text">
      <style:text-properties officeooo:rsid="005bf374"/>
    </style:style>
    <style:style style:name="T9" style:family="text">
      <style:text-properties fo:color="#2b91af" style:font-name="Consolas" fo:font-size="9.5pt" fo:background-color="#ffffff" loext:char-shading-value="0" style:font-size-asian="9.5pt"/>
    </style:style>
    <style:style style:name="T10" style:family="text">
      <style:text-properties fo:color="#808080" style:font-name="Consolas" fo:font-size="9.5pt" fo:background-color="#ffffff" loext:char-shading-value="0" style:font-size-asian="9.5pt"/>
    </style:style>
    <style:style style:name="T11" style:family="text">
      <style:text-properties fo:color="#0000ff" style:font-name="Consolas" fo:font-size="9.5pt" fo:background-color="#ffffff" loext:char-shading-value="0" style:font-size-asian="9.5pt"/>
    </style:style>
    <style:style style:name="T12" style:family="text">
      <style:text-properties fo:font-size="7pt" officeooo:rsid="003a148c" style:font-size-asian="7pt" style:font-size-complex="7pt"/>
    </style:style>
    <style:style style:name="T13" style:family="text">
      <style:text-properties fo:font-size="7pt" officeooo:rsid="002efa7f" style:font-size-asian="7pt" style:font-size-complex="7pt"/>
    </style:style>
    <style:style style:name="T14" style:family="text">
      <style:text-properties officeooo:rsid="0065db82"/>
    </style:style>
    <style:style style:name="T15" style:family="text">
      <style:text-properties officeooo:rsid="00686b1f"/>
    </style:style>
    <style:style style:name="T16" style:family="text">
      <style:text-properties fo:color="#c0c0c0"/>
    </style:style>
    <style:style style:name="T17" style:family="text">
      <style:text-properties fo:color="#c0c0c0" style:font-name="Consolas" fo:font-size="9.5pt" fo:background-color="#ffffff" loext:char-shading-value="0" style:font-size-asian="9.5pt"/>
    </style:style>
    <style:style style:name="T18" style:family="text">
      <style:text-properties fo:color="#800080"/>
    </style:style>
    <style:style style:name="T19" style:family="text">
      <style:text-properties fo:color="#808000"/>
    </style:style>
    <style:style style:name="T20" style:family="text">
      <style:text-properties fo:color="#808000" style:font-name="Consolas" fo:font-size="9.5pt" fo:background-color="#ffffff" loext:char-shading-value="0" style:font-size-asian="9.5pt"/>
    </style:style>
    <style:style style:name="T21" style:family="text">
      <style:text-properties officeooo:rsid="0069ccda"/>
    </style:style>
    <style:style style:name="T22" style:family="text">
      <style:text-properties officeooo:rsid="005421ec"/>
    </style:style>
    <style:style style:name="T23" style:family="text">
      <style:text-properties officeooo:rsid="006bce06"/>
    </style:style>
    <style:style style:name="T24" style:family="text">
      <style:text-properties fo:color="#000080"/>
    </style:style>
    <style:style style:name="T25" style:family="text">
      <style:text-properties officeooo:rsid="006e9800"/>
    </style:style>
    <style:style style:name="T26" style:family="text">
      <style:text-properties officeooo:rsid="006f44d8"/>
    </style:style>
    <style:style style:name="T27" style:family="text">
      <style:text-properties officeooo:rsid="0070ceda"/>
    </style:style>
    <style:style style:name="T28" style:family="text">
      <style:text-properties officeooo:rsid="0061c636"/>
    </style:style>
    <style:style style:name="T29" style:family="text">
      <style:text-properties officeooo:rsid="006432d9"/>
    </style:style>
    <style:style style:name="T30" style:family="text">
      <style:text-properties officeooo:rsid="0073ea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2">Memory block <text:span text:style-name="T14">class</text:span></text:h>
      <text:p text:style-name="P6"><text:span text:style-name="T12">190502</text:span><text:span text:style-name="T13">, updated 1</text:span><text:span text:style-name="T12">9</text:span><text:span text:style-name="T13">.5.2019/pekka</text:span></text:p>
      <text:p text:style-name="P26">A memory block is byte array which is copied from a device to another. </text:p>
      <text:p text:style-name="P27"/>
      <text:p text:style-name="P10">A memory block in device A is copied to identical memory block in device B. If the memory blocks have different size, the extra data is ignored.</text:p>
      <text:p text:style-name="P10"/>
      <text:p text:style-name="P10">Communication between two devices typically involves several memory blocks, for example IO board blocks could be "binary inputs", "analog inputs" and "binary outputs". <text:s/>When <text:span text:style-name="T4">deciding</text:span> how to divide data into memory blocks, consider also synchronization and <text:span text:style-name="T4">how often input data changes</text:span>. If some data changes quickly and some is static, these should be in different groups. Data which need to be synchronized <text:span text:style-name="T1">(transferred in specific order)</text:span>, like "my data array" and "data array ready" bit, need to be in the same memory block.</text:p>
      <text:p text:style-name="P10"/>
      <text:h text:style-name="Heading_20_3" text:outline-level="3">Initializing and deleting memory blocks</text:h>
      <text:p text:style-name="P3">A memory block is presented by iocMemoryBlock structure. <text:span text:style-name="T8">The structure </text:span>stores pointers to buffers, flags and state information. <text:s/>A memory block is initialized <text:span text:style-name="T30">or allocated </text:span>by:</text:p>
      <text:p text:style-name="P4"><text:s/></text:p>
      <text:p text:style-name="P39"><text:span text:style-name="T3">osalStatus</text:span><text:span text:style-name="T17"> </text:span><text:span text:style-name="T3">ioc_initialize_memory_block(</text:span></text:p>
      <text:p text:style-name="P39"><text:span text:style-name="T16"><text:s text:c="4"/></text:span>iocHandle<text:span text:style-name="T16"> </text:span><text:span text:style-name="T2">*</text:span>handle<text:span text:style-name="T2">,</text:span></text:p>
      <text:p text:style-name="P39"><text:span text:style-name="T16"><text:s text:c="4"/></text:span><text:span text:style-name="T18">iocMemoryBlock</text:span><text:span text:style-name="T16"> </text:span><text:span text:style-name="T2">*</text:span>static_mblk<text:span text:style-name="T2">,</text:span></text:p>
      <text:p text:style-name="P39"><text:span text:style-name="T16"><text:s text:c="4"/></text:span>iocRoot<text:span text:style-name="T16"> </text:span><text:span text:style-name="T2">*</text:span>root<text:span text:style-name="T2">,</text:span></text:p>
      <text:p text:style-name="P39"><text:span text:style-name="T16"><text:s text:c="4"/></text:span><text:span text:style-name="T18">iocMemoryBlockParams</text:span><text:span text:style-name="T16"> </text:span><text:span text:style-name="T2">*</text:span>prm<text:span text:style-name="T2">);</text:span></text:p>
      <text:p text:style-name="P7"><text:span text:style-name="T3"/></text:p>
      <text:p text:style-name="P15"><text:span text:style-name="T29">The root object is root of iocom instance’s object hierarchy. It kind of binds memory blocks, connections and source/target buffers together. The root object must be initialized before it can be used, and releasing root object will free all resources allocated within the root. </text:span></text:p>
      <text:p text:style-name="P15"/>
      <text:p text:style-name="P15"><text:span text:style-name="T29">If </text:span><text:span text:style-name="T7">static_m</text:span><text:span text:style-name="T6">blk</text:span><text:span text:style-name="T5"> argument is OS_NULL, the function allocates memory for the memory block structure. Otherwise it initializes a memory block in application allocated memory block structure. Memory block data size is </text:span><text:span text:style-name="T6">nbytes. </text:span></text:p>
      <text:p text:style-name="Text_20_body"/>
      <text:p text:style-name="P17"><text:span text:style-name="T23">Structure </text:span>iocMemoryBlockParams <text:span text:style-name="T23">contains parameters for creating the new memory block, and can be discarded immediately after ioc_initialize_memory_block() function call. <text:s/>The parameter structure should be cleared and only parameters needed set.</text:span></text:p>
      <text:p text:style-name="P17"/>
      <text:p text:style-name="P39"><text:span text:style-name="T16"><text:s text:c="4"/></text:span><text:span text:style-name="T18">iocMemoryBlockParams</text:span><text:span text:style-name="T16"> </text:span>prm<text:span text:style-name="T2">;</text:span></text:p>
      <text:p text:style-name="P39"><text:span text:style-name="T16"><text:s text:c="4"/></text:span><text:span text:style-name="T24">os_memclear</text:span><text:span text:style-name="T2">(</text:span>prm<text:span text:style-name="T2">,</text:span><text:span text:style-name="T16"> </text:span><text:span text:style-name="T19">sizeof</text:span><text:span text:style-name="T2">(</text:span>prm<text:span text:style-name="T2">));</text:span></text:p>
      <text:p text:style-name="P39"><text:span text:style-name="T16"><text:s text:c="4"/></text:span>…<text:span text:style-name="T16"> </text:span>set<text:span text:style-name="T16"> </text:span>parameters<text:span text:style-name="T16"> </text:span><text:span text:style-name="T19">for</text:span><text:span text:style-name="T16"> </text:span>the<text:span text:style-name="T16"> </text:span>memory<text:span text:style-name="T16"> </text:span>block</text:p>
      <text:p text:style-name="P39"><text:span text:style-name="T16"><text:s text:c="4"/></text:span>ioc_initialize_memory_block<text:span text:style-name="T2">(</text:span>…<text:span text:style-name="T2">,</text:span><text:span text:style-name="T16"> </text:span>prm<text:span text:style-name="T2">);</text:span></text:p>
      <text:p text:style-name="P17"/>
      <text:p text:style-name="P16">Once a memory block is <text:span text:style-name="T22">no longer needed, it should be released by calling ioc_release_memory_block function. If the memory block and/or the buffer were allocated by ioc_initialize_memory_block function, the allocated memory is released by this function. </text:span></text:p>
      <text:p text:style-name="P5"/>
      <text:p text:style-name="P32"><text:span text:style-name="T20">void</text:span><text:span text:style-name="T17"> </text:span><text:span text:style-name="T3">ioc_release_memory_block(</text:span></text:p>
      <text:p text:style-name="P39"><text:span text:style-name="T16"><text:s text:c="4"/></text:span>iocHandle<text:span text:style-name="T16"> </text:span><text:span text:style-name="T2">*</text:span>handle<text:span text:style-name="T2">);</text:span></text:p>
      <text:p text:style-name="P8"><text:soft-page-break/><text:span text:style-name="T3"/></text:p>
      <text:p text:style-name="P8"><text:span text:style-name="T3"/></text:p>
      <text:h text:style-name="P29" text:outline-level="3"><text:span text:style-name="T21">Memory block parameters</text:span></text:h>
      <text:p text:style-name="P18">Memory block parameters are enumerated:</text:p>
      <text:p text:style-name="P34"><text:span text:style-name="T19">typedef</text:span><text:span text:style-name="T16"> </text:span><text:span text:style-name="T19">enum</text:span></text:p>
      <text:p text:style-name="P40">{</text:p>
      <text:p text:style-name="P39"><text:span text:style-name="T16"><text:s text:c="3"/></text:span><text:span text:style-name="T18">IOC_NETWORK_NAME</text:span><text:span text:style-name="T16"> </text:span><text:span text:style-name="T2">=</text:span><text:span text:style-name="T16"> </text:span><text:span text:style-name="T24">1</text:span><text:span text:style-name="T2">,</text:span></text:p>
      <text:p text:style-name="P39"><text:span text:style-name="T16"><text:s text:c="3"/></text:span><text:span text:style-name="T18">IOC_DEVICE_NAME</text:span><text:span text:style-name="T16"> </text:span><text:span text:style-name="T2">=</text:span><text:span text:style-name="T16"> </text:span><text:span text:style-name="T24">2</text:span><text:span text:style-name="T2">,</text:span></text:p>
      <text:p text:style-name="P39"><text:span text:style-name="T16"><text:s text:c="3"/></text:span><text:span text:style-name="T18">IOC_DEVICE_NR</text:span><text:span text:style-name="T16"> </text:span><text:span text:style-name="T2">=</text:span><text:span text:style-name="T16"> </text:span><text:span text:style-name="T24">3</text:span><text:span text:style-name="T2">,</text:span></text:p>
      <text:p text:style-name="P39"><text:span text:style-name="T16"><text:s text:c="3"/></text:span><text:span text:style-name="T18">IOC_MBLK_NR</text:span><text:span text:style-name="T16"> </text:span><text:span text:style-name="T2">=</text:span><text:span text:style-name="T16"> </text:span><text:span text:style-name="T24">4</text:span><text:span text:style-name="T2">,</text:span></text:p>
      <text:p text:style-name="P39"><text:span text:style-name="T16"><text:s text:c="3"/></text:span><text:span text:style-name="T18">IOC_MBLK_NAME</text:span><text:span text:style-name="T16"> </text:span><text:span text:style-name="T2">=</text:span><text:span text:style-name="T16"> </text:span><text:span text:style-name="T24">5</text:span><text:span text:style-name="T2">,</text:span></text:p>
      <text:p text:style-name="P39"><text:span text:style-name="T16"><text:s text:c="3"/></text:span><text:span text:style-name="T18">IOC_MBLK_AUTO_SYNC_FLAG</text:span><text:span text:style-name="T16"> </text:span><text:span text:style-name="T2">=</text:span><text:span text:style-name="T16"> </text:span><text:span text:style-name="T24">6</text:span></text:p>
      <text:p text:style-name="P40">}</text:p>
      <text:p text:style-name="P38"><text:span text:style-name="T18">iocMemoryBlockParamIx</text:span><text:span text:style-name="T2">;</text:span></text:p>
      <text:p text:style-name="P18"/>
      <text:p text:style-name="P13"><text:span text:style-name="T25">S</text:span>et memory block parameter.</text:p>
      <text:p text:style-name="P33"><text:span text:style-name="T19">void</text:span><text:span text:style-name="T16"> </text:span><text:span text:style-name="T2">ioc_memory_block_set_int_param(</text:span></text:p>
      <text:p text:style-name="P39"><text:span text:style-name="T16"><text:s text:c="4"/></text:span>iocHandle<text:span text:style-name="T16"> </text:span><text:span text:style-name="T2">*</text:span>handle<text:span text:style-name="T2">,</text:span></text:p>
      <text:p text:style-name="P39"><text:span text:style-name="T16"><text:s text:c="4"/></text:span><text:span text:style-name="T18">iocMemoryBlockParamIx</text:span><text:span text:style-name="T16"> </text:span>param_ix<text:span text:style-name="T2">,</text:span></text:p>
      <text:p text:style-name="P39"><text:span text:style-name="T16"><text:s text:c="4"/></text:span>os_int<text:span text:style-name="T16"> </text:span>value<text:span text:style-name="T2">);</text:span></text:p>
      <text:p text:style-name="P13"/>
      <text:p text:style-name="P13"><text:span text:style-name="T25">G</text:span>et memory block parameter value as integer.</text:p>
      <text:p text:style-name="P13"/>
      <text:p text:style-name="P33">os_int<text:span text:style-name="T16"> </text:span><text:span text:style-name="T2">ioc_memory_block_get_int_param(</text:span></text:p>
      <text:p text:style-name="P39"><text:span text:style-name="T16"><text:s text:c="4"/></text:span>iocHandle<text:span text:style-name="T16"> </text:span><text:span text:style-name="T2">*</text:span>handle<text:span text:style-name="T2">,</text:span></text:p>
      <text:p text:style-name="P39"><text:span text:style-name="T16"><text:s text:c="4"/></text:span><text:span text:style-name="T18">iocMemoryBlockParamIx</text:span><text:span text:style-name="T16"> </text:span>param_ix<text:span text:style-name="T2">);</text:span></text:p>
      <text:p text:style-name="P13"/>
      <text:p text:style-name="P18">Get memory block parameter as string.</text:p>
      <text:p text:style-name="P18"/>
      <text:p text:style-name="P34"><text:span text:style-name="T19">void</text:span><text:span text:style-name="T16"> </text:span><text:span text:style-name="T2">ioc_memory_block_get_string_param(</text:span></text:p>
      <text:p text:style-name="P39"><text:span text:style-name="T16"><text:s text:c="4"/></text:span>iocHandle<text:span text:style-name="T16"> </text:span><text:span text:style-name="T2">*</text:span>handle<text:span text:style-name="T2">,</text:span></text:p>
      <text:p text:style-name="P39"><text:span text:style-name="T16"><text:s text:c="4"/></text:span><text:span text:style-name="T18">iocMemoryBlockParamIx</text:span><text:span text:style-name="T16"> </text:span>param_ix<text:span text:style-name="T2">,</text:span></text:p>
      <text:p text:style-name="P39"><text:span text:style-name="T16"><text:s text:c="4"/></text:span>os_char<text:span text:style-name="T16"> </text:span><text:span text:style-name="T2">*</text:span>buf<text:span text:style-name="T2">,</text:span></text:p>
      <text:p text:style-name="P38"><text:span text:style-name="T16"><text:s text:c="4"/></text:span>os_memsz<text:span text:style-name="T16"> </text:span>buf_sz<text:span text:style-name="T2">);</text:span></text:p>
      <text:h text:style-name="P30" text:outline-level="3"><text:span text:style-name="T26">Signal structure</text:span></text:h>
      <text:p text:style-name="P19">X…</text:p>
      <text:p text:style-name="P19"/>
      <text:h text:style-name="P30" text:outline-level="3">Accessing memory block content using signals</text:h>
      <text:p text:style-name="P12">Signal abstraction of joins connected and error information with data. This is necessary in practise </text:p>
      <text:p text:style-name="P11"/>
      <text:h text:style-name="Heading_20_3" text:outline-level="3"><text:span text:style-name="T15">Low level </text:span>memory block content access</text:h>
      <text:p text:style-name="P12">L</text:p>
      <text:p text:style-name="P12"/>
      <text:h text:style-name="P31" text:outline-level="3"><text:span text:style-name="T27">Synchronizing data transfers</text:span></text:h>
      <text:p text:style-name="P20"><text:span text:style-name="T27">Send data synchronously:</text:span></text:p>
      <text:p text:style-name="P20"/>
      <text:p text:style-name="P35"><text:span text:style-name="T19">void</text:span><text:span text:style-name="T16"> </text:span>ioc_send<text:span text:style-name="T2">(</text:span></text:p>
      <text:p text:style-name="P39"><text:soft-page-break/><text:span text:style-name="T16"><text:s text:c="4"/></text:span>iocHandle<text:span text:style-name="T16"> </text:span><text:span text:style-name="T2">*</text:span>handle<text:span text:style-name="T2">);</text:span></text:p>
      <text:p text:style-name="P20"/>
      <text:p text:style-name="P21">Receive data synchronously:</text:p>
      <text:p text:style-name="P9"/>
      <text:p text:style-name="P36"><text:span text:style-name="T19">void</text:span><text:span text:style-name="T16"> </text:span>ioc_receive<text:span text:style-name="T2">(</text:span></text:p>
      <text:p text:style-name="P38"><text:span text:style-name="T16"><text:s text:c="4"/></text:span>iocHandle<text:span text:style-name="T16"> </text:span><text:span text:style-name="T2">*</text:span>handle<text:span text:style-name="T2">);</text:span></text:p>
      <text:h text:style-name="Heading_20_3" text:outline-level="3">Handling callbacks related to memory block</text:h>
      <text:p text:style-name="P21">Add a callback function:</text:p>
      <text:p text:style-name="P21"/>
      <text:p text:style-name="P37"><text:span text:style-name="T19">void</text:span><text:span text:style-name="T16"> </text:span><text:span text:style-name="T2">ioc_add_callback(</text:span></text:p>
      <text:p text:style-name="P39"><text:span text:style-name="T16"><text:s text:c="4"/></text:span>iocHandle<text:span text:style-name="T16"> </text:span><text:span text:style-name="T2">*</text:span>handle<text:span text:style-name="T2">,</text:span></text:p>
      <text:p text:style-name="P39"><text:span text:style-name="T16"><text:s text:c="4"/></text:span><text:span text:style-name="T18">ioc_callback</text:span><text:span text:style-name="T16"> </text:span>func<text:span text:style-name="T2">,</text:span></text:p>
      <text:p text:style-name="P39"><text:span text:style-name="T16"><text:s text:c="4"/></text:span><text:span text:style-name="T19">void</text:span><text:span text:style-name="T16"> </text:span><text:span text:style-name="T2">*</text:span>context<text:span text:style-name="T2">);</text:span></text:p>
      <text:p text:style-name="P21"/>
      <text:p text:style-name="P21">Function to check if callback relates to specific signal:</text:p>
      <text:p text:style-name="P21"/>
      <text:p text:style-name="P37">os_boolean<text:span text:style-name="T16"> </text:span><text:span text:style-name="T2">ioc_is_my_address(</text:span></text:p>
      <text:p text:style-name="P39"><text:span text:style-name="T16"><text:s text:c="4"/></text:span><text:span text:style-name="T18">iocSignal</text:span><text:span text:style-name="T16"> </text:span><text:span text:style-name="T2">*</text:span>signal<text:span text:style-name="T2">,</text:span></text:p>
      <text:p text:style-name="P39"><text:span text:style-name="T16"><text:s text:c="4"/></text:span><text:span text:style-name="T19">int</text:span><text:span text:style-name="T16"> </text:span>start_addr<text:span text:style-name="T2">,</text:span></text:p>
      <text:p text:style-name="P39"><text:span text:style-name="T16"><text:s text:c="4"/></text:span><text:span text:style-name="T19">int</text:span><text:span text:style-name="T16"> </text:span>end_addr<text:span text:style-name="T2">);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onsolas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10-30T23:44:39.464972303</dc:date>
    <meta:editing-duration>PT2H15M52S</meta:editing-duration>
    <meta:editing-cycles>84</meta:editing-cycles>
    <meta:generator>LibreOffice/6.2.4.2$Linux_X86_64 LibreOffice_project/20$Build-2</meta:generator>
    <meta:document-statistic meta:table-count="0" meta:image-count="0" meta:object-count="0" meta:page-count="3" meta:paragraph-count="74" meta:word-count="485" meta:character-count="3678" meta:non-whitespace-character-count="3135"/>
  </office:meta>
</office:document-meta>
</file>